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84.06602384544" calcext:value-type="float">
            <text:p>9484.0660238454</text:p>
          </table:table-cell>
          <table:table-cell table:formula="of:=SUM([.N1];[.L2])" office:value-type="float" office:value="12244.0660238454" calcext:value-type="float">
            <text:p>12244.066023845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94.0660238454" calcext:value-type="float">
            <text:p>-10294.066023845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84.06602384544" calcext:value-type="float">
            <text:p>9484.0660238454</text:p>
          </table:table-cell>
          <table:table-cell table:formula="of:=SUM([.L4:.L4];[.N1])" office:value-type="float" office:value="12244.0660238454" calcext:value-type="float">
            <text:p>12244.066023845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44.06602384544" calcext:value-type="float">
            <text:p>-5244.066023845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59.38025210084" calcext:value-type="float">
            <text:p>7159.3802521008</text:p>
          </table:table-cell>
          <table:table-cell table:formula="of:=SUM([.L10:.L10];[.N1])" office:value-type="float" office:value="9919.38025210084" calcext:value-type="float">
            <text:p>9919.3802521008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69.38025210084" calcext:value-type="float">
            <text:p>-4169.380252100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813.34150326797" calcext:value-type="float">
            <text:p>3813.341503268</text:p>
          </table:table-cell>
          <table:table-cell table:formula="of:=SUM([.L11:.L11];[.O1])" office:value-type="float" office:value="5313.34150326797" calcext:value-type="float">
            <text:p>5313.341503268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413.34150326797" calcext:value-type="float">
            <text:p>-1413.3415032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84.06602384544" calcext:value-type="float">
            <text:p>9484.0660238454</text:p>
          </table:table-cell>
          <table:table-cell table:formula="of:=SUM([.L12:.L12];[.N1])" office:value-type="float" office:value="12244.0660238454" calcext:value-type="float">
            <text:p>12244.066023845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44.06602384544" calcext:value-type="float">
            <text:p>-6744.066023845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218.06370186401" calcext:value-type="float">
            <text:p>5218.063701864</text:p>
          </table:table-cell>
          <table:table-cell table:formula="of:=SUM([.L15:.L15];[.N1])" office:value-type="float" office:value="7978.06370186401" calcext:value-type="float">
            <text:p>7978.063701864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78.06370186401" calcext:value-type="float">
            <text:p>-2778.06370186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88.23969331322" calcext:value-type="float">
            <text:p>4588.2396933132</text:p>
          </table:table-cell>
          <table:table-cell table:formula="of:=SUM([.L16:.L16];[.N1])" office:value-type="float" office:value="7348.23969331322" calcext:value-type="float">
            <text:p>7348.2396933132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51.76030668678" calcext:value-type="float">
            <text:p>2651.7603066868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84.06602384544" calcext:value-type="float">
            <text:p>9484.0660238454</text:p>
          </table:table-cell>
          <table:table-cell table:formula="of:=SUM([.L17:.L17];[.N1])" office:value-type="float" office:value="12244.0660238454" calcext:value-type="float">
            <text:p>12244.066023845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44.066023845437" calcext:value-type="float">
            <text:p>-944.06602384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84.06602384544" calcext:value-type="float">
            <text:p>9484.0660238454</text:p>
          </table:table-cell>
          <table:table-cell table:formula="of:=SUM([.L18:.L18];[.N1])" office:value-type="float" office:value="12244.0660238454" calcext:value-type="float">
            <text:p>12244.066023845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44.06602384544" calcext:value-type="float">
            <text:p>-1844.066023845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6258.77190619838" calcext:value-type="float">
            <text:p>-6258.7719061984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84.06602384544" calcext:value-type="float">
            <text:p>9484.0660238454</text:p>
          </table:table-cell>
          <table:table-cell table:formula="of:=SUM([.L20:.L20];[.N1])" office:value-type="float" office:value="12244.0660238454" calcext:value-type="float">
            <text:p>12244.0660238454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2944.06602384544" calcext:value-type="float">
            <text:p>-2944.0660238454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43.42876894348" calcext:value-type="float">
            <text:p>7443.4287689435</text:p>
          </table:table-cell>
          <table:table-cell table:formula="of:=SUM([.L21:.L21];[.N1])" office:value-type="float" office:value="10203.4287689435" calcext:value-type="float">
            <text:p>10203.4287689435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203.428768943475" calcext:value-type="float">
            <text:p>-203.4287689435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603.45469159324" calcext:value-type="float">
            <text:p>3603.4546915932</text:p>
          </table:table-cell>
          <table:table-cell table:formula="of:=SUM([.O1];[.L22])" office:value-type="float" office:value="5103.45469159324" calcext:value-type="float">
            <text:p>5103.4546915932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103.45469159324" calcext:value-type="float">
            <text:p>-5103.4546915932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200.43599288568" calcext:value-type="float">
            <text:p>5200.4359928857</text:p>
          </table:table-cell>
          <table:table-cell table:formula="of:=SUM([.L23:.L23];[.O1])" office:value-type="float" office:value="6700.43599288568" calcext:value-type="float">
            <text:p>6700.435992885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299.564007114317" calcext:value-type="float">
            <text:p>299.5640071143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ce7"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76.07701852671" calcext:value-type="float">
            <text:p>3676.0770185267</text:p>
          </table:table-cell>
          <table:table-cell table:formula="of:=SUM([.L24:.L24];[.O1])" office:value-type="float" office:value="5176.07701852671" calcext:value-type="float">
            <text:p>5176.077018526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23.92298147329" calcext:value-type="float">
            <text:p>1823.9229814733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451.978399997" calcext:value-type="float">
            <text:p>-69451.978399997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806.25" calcext:value-type="float">
            <text:p>806.25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806.25" calcext:value-type="float">
            <text:p>806.25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806.25" calcext:value-type="float">
            <text:p>806.2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806.25" calcext:value-type="float">
            <text:p>806.2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806.25" calcext:value-type="float">
            <text:p>806.2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400" calcext:value-type="float">
            <text:p>400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806.25" calcext:value-type="float">
            <text:p>806.25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806.25" calcext:value-type="float">
            <text:p>806.25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806.25" calcext:value-type="float">
            <text:p>806.25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806.25" calcext:value-type="float">
            <text:p>806.25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806.25" calcext:value-type="float">
            <text:p>806.25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806.25" calcext:value-type="float">
            <text:p>806.25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806.25" calcext:value-type="float">
            <text:p>806.25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3" office:value-type="float" office:value="400" calcext:value-type="float">
            <text:p>400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09:57:59.77605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1:10:03.941054358</dc:date>
    <meta:editing-duration>P3DT6H14M25S</meta:editing-duration>
    <meta:editing-cycles>1519</meta:editing-cycles>
    <meta:generator>LibreOffice/4.2.8.2$Linux_X86_64 LibreOffice_project/420m0$Build-2</meta:generator>
    <meta:document-statistic meta:table-count="11" meta:cell-count="3689" meta:object-count="0"/>
  </office:meta>
</office:document-meta>
</file>